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46.16mm" svg:y="1mm">
            <loext:p draw:notify-on-update-of-ranges="Feuille1.A2:Feuille1.A3 Feuille1.B1:Feuille1.B1 Feuille1.B2:Feuille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9:19:40.3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BALLAND-POIRIER</meta:initial-creator>
    <meta:creation-date>2016-03-03T19:05:09.354000000</meta:creation-date>
    <dc:date>2016-03-03T19:19:56.919000000</dc:date>
    <dc:creator>Laurent BALLAND-POIRIER</dc:creator>
    <meta:editing-duration>PT57S</meta:editing-duration>
    <meta:editing-cycles>2</meta:editing-cycles>
    <meta:generator>LibreOffice/5.1.0.3$Windows_X86_64 LibreOffice_project/5e3e00a007d9b3b6efb6797a8b8e57b51ab1f737</meta:gener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07cm" svg:y="4.188cm" style:legend-expansion="high" chart:style-name="ch2"/>
        <chart:plot-area chart:style-name="ch3" table:cell-range-address="Feuille1.A2:Feuille1.B3 Feuille1.B1:Feuille1.B1" chart:data-source-has-labels="row" svg:x="0.32cm" svg:y="0.18cm" svg:width="14.367cm" svg:height="8.64cm">
          <chartooo:coordinate-region svg:x="1.047cm" svg:y="0.393cm" svg:width="13.4cm" svg:height="7.75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Feuille1.B2:Feuille1.B3" chart:label-cell-address="Feuille1.B1:Feuille1.B1" chart:class="chart:scatter">
            <chart:domain table:cell-range-address="Feuille1.A2:Feuille1.A3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</svg:desc>
                </draw:g>
              </table:table-cell>
              <table:table-cell office:value-type="float" office:value="2">
                <text:p>2</text:p>
                <draw:g>
                  <svg:desc>Feuille1.B2:Feuille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